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0.559cm" fo:min-width="1.027cm"/>
    </style:style>
    <style:style style:name="gr2" style:family="graphic" style:parent-style-name="standard">
      <style:graphic-properties svg:stroke-color="#a09600" draw:fill-color="#c38312" draw:textarea-horizontal-align="justify" draw:textarea-vertical-align="middle" draw:auto-grow-height="false" fo:min-height="0.648cm" fo:min-width="0.84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893cm" fo:min-width="1.659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746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-color="#c38312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509cm" svg:y="5.826cm">
          <text:p text:style-name="P1">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1.143cm" svg:x="16.113cm" svg:y="4.81cm">
          <text:p text:style-name="P1">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1.143cm" svg:x="6.588cm" svg:y="6.969cm">
          <text:p text:style-name="P1">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27cm" svg:x="5.826cm" svg:y="3.286cm">
          <text:p text:style-name="P1">l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27cm" svg:x="12.557cm" svg:y="2.143cm">
          <text:p text:style-name="P1">w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1.143cm" svg:x="3.032cm" svg:y="6.588cm">
          <text:p text:style-name="P1">n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59cm" svg:height="1.143cm" svg:x="1.508cm" svg:y="4.937cm">
          <text:p text:style-name="P1">could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draw:layer="layout" svg:width="2.159cm" svg:height="1.143cm" svg:x="12.811cm" svg:y="7.096cm">
          <text:p text:style-name="P1">w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826cm" svg:y1="4.048cm" svg:x2="3.413cm" svg:y2="5.318cm">
          <text:p/>
        </draw:line>
        <draw:line draw:style-name="gr4" draw:text-style-name="P4" draw:layer="layout" svg:x1="7.731cm" svg:y1="4.175cm" svg:x2="10.398cm" svg:y2="5.826cm">
          <text:p/>
        </draw:line>
        <draw:line draw:style-name="gr4" draw:text-style-name="P4" draw:layer="layout" svg:x1="12.557cm" svg:y1="2.651cm" svg:x2="7.35cm" svg:y2="3.54cm">
          <text:p/>
        </draw:line>
        <draw:line draw:style-name="gr4" draw:text-style-name="P4" draw:layer="layout" svg:x1="14.462cm" svg:y1="2.778cm" svg:x2="16.748cm" svg:y2="4.937cm">
          <text:p/>
        </draw:line>
        <draw:line draw:style-name="gr4" draw:text-style-name="P4" draw:layer="layout" svg:x1="16.494cm" svg:y1="5.826cm" svg:x2="14.843cm" svg:y2="7.35cm">
          <text:p/>
        </draw:line>
        <draw:frame draw:style-name="gr5" draw:text-style-name="P5" draw:layer="layout" svg:width="4.191cm" svg:height="0.962cm" draw:transform="rotate (0.346273323595675) translate (1.938cm 4.413cm)">
          <draw:text-box draw:corner-radius="3.734cm">
            <text:p>modal verb</text:p>
          </draw:text-box>
        </draw:frame>
        <draw:frame draw:style-name="gr6" draw:text-style-name="P5" draw:layer="layout" svg:width="3.418cm" svg:height="0.996cm" draw:transform="rotate (0.838281639732876) translate (3.788cm 6.08cm)">
          <draw:text-box>
            <text:p>negative</text:p>
          </draw:text-box>
        </draw:frame>
        <draw:line draw:style-name="gr4" draw:text-style-name="P4" draw:layer="layout" svg:x1="6.969cm" svg:y1="4.429cm" svg:x2="7.985cm" svg:y2="7.096cm">
          <text:p/>
        </draw:line>
        <draw:frame draw:style-name="gr7" draw:text-style-name="P5" draw:layer="layout" svg:width="2.667cm" svg:height="0.962cm" draw:transform="rotate (-1.30533174756656) translate (8.149cm 4.289cm)">
          <draw:text-box>
            <text:p>agent</text:p>
          </draw:text-box>
        </draw:frame>
        <draw:frame draw:style-name="gr8" draw:text-style-name="P5" draw:layer="layout" svg:width="3.048cm" svg:height="1.016cm" draw:transform="rotate (-0.43685591177418) translate (8.398cm 3.667cm)">
          <draw:text-box>
            <text:p>recipient</text:p>
          </draw:text-box>
        </draw:frame>
        <draw:frame draw:style-name="gr9" draw:text-style-name="P5" draw:layer="layout" svg:width="3.175cm" svg:height="0.962cm" svg:x="7.731cm" svg:y="2.27cm">
          <draw:text-box>
            <text:p>cause</text:p>
          </draw:text-box>
        </draw:frame>
        <draw:frame draw:style-name="gr7" draw:text-style-name="P5" draw:layer="layout" svg:width="2.54cm" svg:height="0.962cm" draw:transform="rotate (-0.87423542232396) translate (15.454cm 2.117cm)">
          <draw:text-box>
            <text:p>agent</text:p>
          </draw:text-box>
        </draw:frame>
        <draw:frame draw:style-name="gr10" draw:text-style-name="P5" draw:layer="layout" svg:width="1.778cm" svg:height="0.962cm" draw:transform="rotate (0.60632738214283) translate (14.335cm 6.204cm)">
          <draw:text-box>
            <text:p>trait</text:p>
          </draw:text-box>
        </draw:frame>
        <draw:line draw:style-name="gr4" draw:text-style-name="P4" draw:layer="layout" svg:x1="6.207cm" svg:y1="4.429cm" svg:x2="4.556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9:23:59.742939385</meta:creation-date>
    <dc:date>2019-03-25T19:49:36.547805081</dc:date>
    <meta:editing-duration>PT4M54S</meta:editing-duration>
    <meta:editing-cycles>1</meta:editing-cycles>
    <meta:document-statistic meta:object-count="22"/>
    <meta:generator>LibreOffice/5.4.6.2$Linux_X86_64 LibreOffice_project/40m0$Build-2</meta:generator>
  </office:meta>
</office:document-meta>
</file>